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7"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3333ff"/>
    </style:style>
    <style:style style:name="T2" style:family="text">
      <style:text-properties fo:color="#009900"/>
    </style:style>
    <style:style style:name="T3"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8"/>
        <text:p text:style-name="P10">#2.1</text:p>
        <text:p text:style-name="P5"><text:s/>The worldwide transition to renewable energy gives plasma processes a clean electricity source,</text:p>
        <text:p text:style-name="P5"/>
        <text:p text:style-name="P5"><text:s/>and due to their high <office:annotation office:name="__Annotation__30183_1738740099"><dc:creator>iwabuchi ken</dc:creator><dc:date>2020-07-05T18:19:17.83</dc:date><text:p text:style-name="P18"><text:span text:style-name="T3">:d-1</text:span></text:p><text:p text:style-name="P18"><text:span text:style-name="T3">https://www.uniper.energy/enerlytics/set-up-running/implementation/architecture</text:span></text:p></office:annotation>operation flexibility<office:annotation-end office:name="__Annotation__30183_1738740099"/>,</text:p>
        <text:p text:style-name="P5"/>
        <text:p text:style-name="P5"><text:soft-page-break/><text:s/>plasmas are very suitable for storing this intermittent renewable energy in a chemical form,</text:p>
        <text:p text:style-name="P5"/>
        <text:p text:style-name="P5"><text:s/>i.</text:p>
        <text:p text:style-name="P5"/>
        <text:p text:style-name="P5">e.</text:p>
        <text:p text:style-name="P5"/>
        <text:p text:style-name="P5"><text:s/>as fuels and chemicals.</text:p>
        <text:p text:style-name="P5"/>
        <text:p text:style-name="P2"/>
        <text:p text:style-name="P8"/>
        <text:p text:style-name="P10">#2.2</text:p>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text:soft-page-break/>generations in general.</text:p>
        <text:p text:style-name="P5"/>
        <text:p text:style-name="P5">2–5</text:p>
        <text:p text:style-name="P5"/>
        <text:p text:style-name="P8"/>
        <text:p text:style-name="P10">#2.3</text:p>
        <text:p text:style-name="P5">Therefore,</text:p>
        <text:p text:style-name="P5"/>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text:soft-page-break/>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8"/>
        <text:p text:style-name="P10">#2.4</text:p>
        <text:p text:style-name="P5">Besides the traditional thermal CO2 conversion,</text:p>
        <text:p text:style-name="P5"/>
        <text:p text:style-name="P5"><text:s/>several alternative technologies are being investigated,</text:p>
        <text:p text:style-name="P5"/>
        <text:p text:style-name="P5"><text:soft-page-break/><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text:soft-page-break/></text:p>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text:soft-page-break/>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text:soft-page-break/>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text:soft-page-break/>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text:soft-page-break/></text:p>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text:soft-page-break/></text:p>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text:soft-page-break/></text:p>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text:soft-page-break/>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oft-page-break/><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text:soft-page-break/></text:p>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text:soft-page-break/></text:p>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oft-page-break/><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text:soft-page-break/></text:p>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oft-page-break/><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text:soft-page-break/>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text:soft-page-break/>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water–gas shift reaction (the reverse reaction of reaction (5)).</text:p>
        <text:p text:style-name="P1"/>
        <text:p text:style-name="P1"/>
        <text:p text:style-name="P1"/>
        <text:p text:style-name="P1">Nevertheless,</text:p>
        <text:p text:style-name="P1"/>
        <text:p text:style-name="P1"><text:s/>to conclude,</text:p>
        <text:p text:style-name="P1"><text:soft-page-break/></text:p>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oft-page-break/><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oft-page-break/><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text:soft-page-break/>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text:soft-page-break/></text:p>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text:soft-page-break/>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text:soft-page-break/></text:p>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text:soft-page-break/>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text:soft-page-break/>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text:soft-page-break/>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oft-page-break/><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text:soft-page-break/>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text:soft-page-break/>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text:soft-page-break/></text:p>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text:soft-page-break/></text:p>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oft-page-break/><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oft-page-break/><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text:soft-page-break/>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text:soft-page-break/></text:p>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oft-page-break/><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text:soft-page-break/>#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oft-page-break/><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oft-page-break/><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text:soft-page-break/>#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text:soft-page-break/>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text:soft-page-break/></text:p>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text:soft-page-break/></text:p>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text:soft-page-break/>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ft-page-break/><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text:soft-page-break/></text:p>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text:soft-page-break/></text:p>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oft-page-break/><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text:soft-page-break/></text:p>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text:soft-page-break/>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oft-page-break/><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oft-page-break/><text:s/>the combination with catalysis is also highly desirable for plasma technology when targeting the selective production of specific compounds (see Section 4.3). </text:p>
      </text:section>
      <text:p text:style-name="P1"/>
      <text:p text:style-name="P8"/>
      <text:p text:style-name="P11">#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oft-page-break/><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ext:soft-page-break/>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text:soft-page-break/></text:p>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oft-page-break/><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oft-page-break/><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text:soft-page-break/></text:p>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ext:soft-page-break/>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text:soft-page-break/></text:p>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text:soft-page-break/>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where the gas flows between two 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8"/>
        <text:p text:style-name="P10">#21.1.2</text:p>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7"/>
        <text:p text:style-name="P10">#21.1.3</text:p>
        <text:p text:style-name="P1"/>
        <text:p text:style-name="P1"><text:s/>During this cycle,</text:p>
        <text:p text:style-name="P1"/>
        <text:p text:style-name="P1"><text:s/>up to 75–80% of the energy can be <text:soft-page-break/>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8"/>
        <text:p text:style-name="P10">#21.1.4</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8"/>
        <text:p text:style-name="P10">#21.1.5</text:p>
        <text:p text:style-name="P1">100 The gas flows in the reactor through a tangential inlet.</text:p>
        <text:p text:style-name="P1"/>
        <text:p text:style-name="P1"><text:s/>An arc is again formed between both electrodes,</text:p>
        <text:p text:style-name="P1"><text:soft-page-break/></text:p>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oft-page-break/><text:s/></text:p>
      </text:section>
      <text:p text:style-name="P1"/>
      <text:p text:style-name="P8"/>
      <text:p text:style-name="P10">#22 ==&gt; DROP</text:p>
      <text:section text:style-name="Sect1" text:name="セクション21">
        <text:p text:style-name="P1"><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text:span text:style-name="T1">power coupling</text:span>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ext:span text:style-name="T1">thin-film deposition</text:spa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text:soft-page-break/>is applied,</text:p>
        <text:p text:style-name="P1"/>
        <text:p text:style-name="P1"><text:s/>%%<text:span text:style-name="T1">corona discharges</text:span>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
        <text:p text:style-name="P1"><text:s/>When a positive voltage is applied,</text:p>
        <text:p text:style-name="P1"/>
        <text:p text:style-name="P1"><text:s/>it is considered as a positive corona discharge.</text:p>
        <text:p text:style-name="P1"/>
        <text:p text:style-name="P8"/>
        <text:p text:style-name="P10">#22.1</text:p>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text:soft-page-break/>periodically.</text:p>
        <text:p text:style-name="P1"/>
        <text:p text:style-name="P1"><text:s/>Lightning is a typical example of a spark discharge.</text:p>
        <text:p text:style-name="P1"/>
        <text:p text:style-name="P1"/>
        <text:p text:style-name="P8"/>
        <text:p text:style-name="P10">#22.2</text:p>
        <text:p text:style-name="P1">A wide variety of plasma set-ups fall under APGDs,</text:p>
        <text:p text:style-name="P1"/>
        <text:p text:style-name="P1"><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text:soft-page-break/></text:p>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1"/>
      <text:p text:style-name="P8"/>
      <text:p text:style-name="P10">#23</text:p>
      <text:section text:style-name="Sect1" text:name="セクション22">
        <text:p text:style-name="P1"><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text:soft-page-break/>competitive,</text:p>
        <text:p text:style-name="P1"/>
        <text:p text:style-name="P1"><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conversion.</text:p>
        <text:p text:style-name="P1"/>
        <text:p text:style-name="P1"/>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and operating costs,</text:p>
        <text:p text:style-name="P1"/>
        <text:p text:style-name="P1"><text:s/>(v) they have a simple scalability both in size and applicability,</text:p>
        <text:p text:style-name="P1"/>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oft-page-break/><text:s/>it adds to its overall – location and process – flexibility,</text:p>
        <text:p text:style-name="P1"/>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implementation,</text:p>
        <text:p text:style-name="P1"/>
        <text:p text:style-name="P1"><text:s/>be it on a large or small scale.</text:p>
        <text:p text:style-name="P1"/>
        <text:p text:style-name="P1"><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8"/>
        <text:p text:style-name="P10">#23.3.1</text:p>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0">#23.3.2</text:p>
        <text:p text:style-name="P1"/>
        <text:p text:style-name="P1"><text:s/>At this time,</text:p>
        <text:p text:style-name="P1"/>
        <text:p text:style-name="P1"><text:s/>the conversion of CO2 through the <text:soft-page-break/>latter two processes is – although possible – inefficient in a plasma-only set-up,</text:p>
        <text:p text:style-name="P1"/>
        <text:p text:style-name="P1"><text:s/>not to mention industrially undesirable,</text:p>
        <text:p text:style-name="P1"/>
        <text:p text:style-name="P1"><text:s/>due to the formation of possibly dangerous mixtures to be handled.</text:p>
        <text:p text:style-name="P1"/>
        <text:p text:style-name="P8"/>
        <text:p text:style-name="P10">#23.3.3</text:p>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8"/>
        <text:p text:style-name="P10">#23.3.4</text:p>
        <text:p text:style-name="P1">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0">#23.3.5</text:p>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oft-page-break/><text:s/>aldehydes,</text:p>
        <text:p text:style-name="P1"/>
        <text:p text:style-name="P1"><text:s/>esters and acids.</text:p>
        <text:p text:style-name="P1"/>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
        <text:p text:style-name="P10">#23.3.6</text:p>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
        <text:p text:style-name="P10">#23.3.7</text:p>
        <text:p text:style-name="P1"/>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text:p>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text:soft-page-break/>enhancing the non-equilibrium character of these plasmas to further improve the energy efficiency,</text:p>
        <text:p text:style-name="P1"/>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text:s/>or combinations with other technologies,</text:p>
        <text:p text:style-name="P1"/>
        <text:p text:style-name="P1"><text:s/>such as catalysis or SOEC,</text:p>
        <text:p text:style-name="P1"/>
        <text:p text:style-name="P1"><text:s/>to further enhance the conversions and yields towards the desired value-added compounds,</text:p>
        <text:p text:style-name="P1"/>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23.5</text:p>
        <text:p text:style-name="P1">Moreover,</text:p>
        <text:p text:style-name="P1"/>
        <text:p text:style-name="P1"><text:s/>some important discharge-specific research challenges can also be 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but the available data and insights are still limited,</text:p>
        <text:p text:style-name="P1"/>
        <text:p text:style-name="P1"><text:s/>thus requiring more research to explore their full potential.</text:p>
        <text:p text:style-name="P1"/>
        <text:p text:style-name="P1"><text:soft-page-break/><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
        <text:p text:style-name="P8"/>
        <text:p text:style-name="P10">#23.6</text:p>
        <text:p text:style-name="P1"><text:s/>Finally,</text:p>
        <text:p text:style-name="P1"/>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could also lead to synergetic effects.</text:p>
        <text:p text:style-name="P1"/>
        <text:p text:style-name="P1"><text:s/>As is the case for many important issues brought forward in the current age,</text:p>
        <text:p text:style-name="P1"/>
        <text:p text:style-name="P1"><text:soft-page-break/><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added chemicals and fuels,</text:p>
        <text:p text:style-name="P1"/>
        <text:p text:style-name="P1"><text:s/>starting from the same building block and allowing the flexibility to tune the output depending on the market's needs.</text:p>
        <text:p text:style-name="P1"/>
        <text:p text:style-name="P1"><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0217.14N),</text:p>
        <text:p text:style-name="P1"/>
        <text:p text:style-name="P1"><text:s/>the TOP research project of the Research Fund of the University of Antwerp (grant ID.</text:p>
        <text:p text:style-name="P1"/>
        <text:p text:style-name="P1"><text:soft-page-break/><text:s/>32249). </text:p>
      </text:section>
      <text:p text:style-name="P1"/>
      <text:p text:style-name="P8"/>
      <text:p text:style-name="P10">#24</text:p>
      <text:section text:style-name="Sect1" text:name="セクション23">
        <text:p text:style-name="P1"><text:s/>4.3. Plasma-catalysis</text:p>
        <text:p text:style-name="P1"/>
        <text:p text:style-name="P1">As with most of the technologies described in Section 3, plasma set-ups can also be combined with a packing material or catalyst,</text:p>
        <text:p text:style-name="P1"/>
        <text:p text:style-name="P1"><text:s/>giving rise to plasma-catalysis.</text:p>
        <text:p text:style-name="P1"/>
        <text:p text:style-name="P1"><text:s/>Plasma-catalysis is an emerging branch of plasma processing at the interface of a variety of disciplines,</text:p>
        <text:p text:style-name="P1"/>
        <text:p text:style-name="P1"><text:s/>including physical chemistry,</text:p>
        <text:p text:style-name="P1"/>
        <text:p text:style-name="P1"><text:s/>material science,</text:p>
        <text:p text:style-name="P1"/>
        <text:p text:style-name="P1"><text:s/>nanotechnology,</text:p>
        <text:p text:style-name="P1"/>
        <text:p text:style-name="P1"><text:s/>catalysis,</text:p>
        <text:p text:style-name="P1"/>
        <text:p text:style-name="P1"><text:s/>plasma physics and plasma chemistry.</text:p>
        <text:p text:style-name="P1"/>
        <text:p text:style-name="P1"><text:s/>In short,</text:p>
        <text:p text:style-name="P1"/>
        <text:p text:style-name="P1"><text:s/>its objective is to enhance plasma reactions by adding a catalyst to the reaction cycle and vice versa.</text:p>
        <text:p text:style-name="P1"/>
        <text:p text:style-name="P8"/>
        <text:p text:style-name="P10">#24.1</text:p>
        <text:p text:style-name="P1"><text:s/>Theoretically speaking,</text:p>
        <text:p text:style-name="P1"/>
        <text:p text:style-name="P1"><text:s/>combining plasma with catalysis offers the best of both worlds.</text:p>
        <text:p text:style-name="P1"/>
        <text:p text:style-name="P1"><text:s/>Inert molecules are activated by the plasma under mild conditions,</text:p>
        <text:p text:style-name="P1"/>
        <text:p text:style-name="P1"><text:s/>and subsequently the activated species selectively recombine at the catalyst surface to yield the desired products.</text:p>
        <text:p text:style-name="P1"/>
        <text:p text:style-name="P1"><text:s/>This will be especially important to further advance and optimize the %%<text:span text:style-name="T1">direct oxidative liquefaction pathway</text:span> of plasmachemical CO2 conversion,</text:p>
        <text:p text:style-name="P1"/>
        <text:p text:style-name="P1"><text:s/>in order to selectively produce the desired liquid products.</text:p>
        <text:p text:style-name="P1"/>
        <text:p text:style-name="P8"/>
        <text:p text:style-name="P10">#24.2</text:p>
        <text:p text:style-name="P1"><text:s/>In this section,</text:p>
        <text:p text:style-name="P1"/>
        <text:p text:style-name="P1"><text:s/>we present a brief overview of the different approaches and possible interactions between the plasma and the catalyst.</text:p>
        <text:p text:style-name="P1"/>
        <text:p text:style-name="P1"><text:s/>For more extensive details,</text:p>
        <text:p text:style-name="P1"/>
        <text:p text:style-name="P1"><text:soft-page-break/><text:s/>we refer to several broad reviews on this specific topic that have recently been published.</text:p>
        <text:p text:style-name="P1"/>
        <text:p text:style-name="P1">83,102–104</text:p>
        <text:p text:style-name="P1">4.3.1. Approaches</text:p>
        <text:p text:style-name="P1"/>
        <text:p text:style-name="P1">Plasmas and catalysts can be combined in two main configurations,</text:p>
        <text:p text:style-name="P1"/>
        <text:p text:style-name="P1"><text:s/>as illustrated in Fig.</text:p>
        <text:p text:style-name="P1"/>
        <text:p text:style-name="P1"><text:s/>16. In the first,</text:p>
        <text:p text:style-name="P1"/>
        <text:p text:style-name="P1"><text:s/>the so-called two-stage configuration (Fig.</text:p>
        <text:p text:style-name="P1"/>
        <text:p text:style-name="P1"><text:s/>16(b)),</text:p>
        <text:p text:style-name="P1"/>
        <text:p text:style-name="P1"><text:s/>the catalyst is spatially separated from the plasma region,</text:p>
        <text:p text:style-name="P1"/>
        <text:p text:style-name="P1"><text:s/>either upstream or downstream,</text:p>
        <text:p text:style-name="P1"/>
        <text:p text:style-name="P1"><text:s/>but the main configuration is downstream.</text:p>
        <text:p text:style-name="P1"/>
        <text:p text:style-name="P1"><text:s/>In the second,</text:p>
        <text:p text:style-name="P1"/>
        <text:p text:style-name="P1"><text:s/>the so-called one-stage configuration (Fig.</text:p>
        <text:p text:style-name="P1"/>
        <text:p text:style-name="P1"><text:s/>16(c)),</text:p>
        <text:p text:style-name="P1"/>
        <text:p text:style-name="P1"><text:s/>the catalyst is placed inside the discharge region.</text:p>
        <text:p text:style-name="P1"/>
        <text:p text:style-name="P1"><text:s/>In a traditional thermal catalysis experiment,</text:p>
        <text:p text:style-name="P1"/>
        <text:p text:style-name="P1"><text:s/>molecules are dissociatively adsorbed onto the catalyst with the energy being supplied in the form of heat.</text:p>
        <text:p text:style-name="P1"/>
        <text:p text:style-name="P1"><text:s/>In plasma-assisted catalysis,</text:p>
        <text:p text:style-name="P1"/>
        <text:p text:style-name="P1"><text:s/>species are activated by the plasma due to excitation,</text:p>
        <text:p text:style-name="P1"/>
        <text:p text:style-name="P1"><text:s/>ionization or dissociation by electrons in the gas phase or on the catalyst surface.</text:p>
        <text:p text:style-name="P1"/>
        <text:p text:style-name="P1"><text:s/></text:p>
        <text:p text:style-name="P1"/>
        <text:p text:style-name="P1"><text:s/>The major difference between the one-stage and two-stage configuration is the kind of species to which the catalyst is exposed.</text:p>
        <text:p text:style-name="P1"/>
        <text:p text:style-name="P1"><text:s/>In the two-stage configuration,</text:p>
        <text:p text:style-name="P1"/>
        <text:p text:style-name="P1"><text:s/>the end-products and the long-lived intermediates will interact with the catalyst,</text:p>
        <text:p text:style-name="P1"/>
        <text:p text:style-name="P1"><text:s/>while in the one-stage configuration,</text:p>
        <text:p text:style-name="P1"/>
        <text:p text:style-name="P1"><text:s/>the catalyst can also interact with all the short-lived species,</text:p>
        <text:p text:style-name="P1"/>
        <text:p text:style-name="P1"><text:s/>including excited species,</text:p>
        <text:p text:style-name="P1"/>
        <text:p text:style-name="P1"><text:s/>radicals,</text:p>
        <text:p text:style-name="P1"/>
        <text:p text:style-name="P1"><text:s/>photons and electrons.</text:p>
        <text:p text:style-name="P1"/>
        <text:p text:style-name="P1"><text:s/>Furthermore,</text:p>
        <text:p text:style-name="P1"><text:soft-page-break/></text:p>
        <text:p text:style-name="P1"><text:s/>in this configuration the catalyst may also be influenced by the plasma and vice versa (see below).</text:p>
        <text:p text:style-name="P1"/>
        <text:p text:style-name="P8"/>
        <text:p text:style-name="P10">#24.3</text:p>
        <text:p text:style-name="P1"><text:s/>Besides plasma-catalysis,</text:p>
        <text:p text:style-name="P1"/>
        <text:p text:style-name="P1"><text:s/>the #%<text:span text:style-name="T2">preparation and modification of catalysts by plasma treatment</text:span> is gaining increased attention,</text:p>
        <text:p text:style-name="P1"/>
        <text:p text:style-name="P1"><text:s/>especially for catalysts with a low thermal stability.</text:p>
        <text:p text:style-name="P1"/>
        <text:p text:style-name="P1">103</text:p>
        <text:p text:style-name="P1"/>
        <text:p text:style-name="P1">The most widely investigated and,</text:p>
        <text:p text:style-name="P1"/>
        <text:p text:style-name="P1"><text:s/>for this review,</text:p>
        <text:p text:style-name="P1"/>
        <text:p text:style-name="P1"><text:s/>most interesting configuration is the one-stage configuration,</text:p>
        <text:p text:style-name="P1"/>
        <text:p text:style-name="P1"><text:s/>in which the catalyst is placed inside the discharge region,</text:p>
        <text:p text:style-name="P1"/>
        <text:p text:style-name="P1"><text:s/>either completely or only partially occupying the discharge zone.</text:p>
        <text:p text:style-name="P1"/>
        <text:p text:style-name="P1"><text:s/>The catalyst itself can be introduced in the discharge as pellets,</text:p>
        <text:p text:style-name="P1"/>
        <text:p text:style-name="P1"><text:s/>(fine) powders,</text:p>
        <text:p text:style-name="P1"/>
        <text:p text:style-name="P1"><text:s/>foams,</text:p>
        <text:p text:style-name="P1"/>
        <text:p text:style-name="P1"><text:s/>%%<text:span text:style-name="T1">honeycomb monoliths</text:span>,</text:p>
        <text:p text:style-name="P1"/>
        <text:p text:style-name="P1"><text:s/>different electrode materials and electrode coatings or as coated %%<text:span text:style-name="T1">quartz wool</text:span>.</text:p>
        <text:p text:style-name="P1"/>
        <text:p text:style-name="P1"><text:s/>The ease of adding a catalyst into the discharge zone greatly varies depending on the type of plasma reactor used.</text:p>
        <text:p text:style-name="P1"/>
        <text:p text:style-name="P8"/>
        <text:p text:style-name="P10">#24.4</text:p>
        <text:p text:style-name="P1"><text:s/>In general,</text:p>
        <text:p text:style-name="P1"/>
        <text:p text:style-name="P1"><text:s/>due to their simple geometry and operation close to room temperature,</text:p>
        <text:p text:style-name="P1"/>
        <text:p text:style-name="P1"><text:s/>implementation of a catalyst in a DBD reactor is very easy.</text:p>
        <text:p text:style-name="P1"/>
        <text:p text:style-name="P1"><text:s/>Although MWs also have a simple geometry,</text:p>
        <text:p text:style-name="P1"/>
        <text:p text:style-name="P1"><text:s/>due to the high gas temperature inside the discharge zone (1000–2000 K compared to 300–400 K for DBD) catalysts are often placed downstream,</text:p>
        <text:p text:style-name="P1"/>
        <text:p text:style-name="P1"><text:s/>due to their low thermal stability.</text:p>
        <text:p text:style-name="P1"/>
        <text:p text:style-name="P1"><text:s/>Finally,</text:p>
        <text:p text:style-name="P1"/>
        <text:p text:style-name="P1"><text:s/>GA discharges have rather complex geometries and the same higher gas temperatures,</text:p>
        <text:p text:style-name="P1"/>
        <text:p text:style-name="P1"><text:soft-page-break/><text:s/>thus catalysts are typically introduced downstream,</text:p>
        <text:p text:style-name="P1"/>
        <text:p text:style-name="P1"><text:s/>although the use of a %%<text:span text:style-name="T1">spouted bed</text:span> has also been reported.</text:p>
        <text:p text:style-name="P1"/>
        <text:p text:style-name="P1">105 If these MW and GA discharges can be operated at slightly lower temperatures (≤1000 K),</text:p>
        <text:p text:style-name="P1"/>
        <text:p text:style-name="P1"><text:s/>this would yield new possibilities.</text:p>
        <text:p text:style-name="P1"/>
        <text:p text:style-name="P1"><text:s/>It would also open up the way for using sufficiently thermally stable catalysts inside the discharge zone,</text:p>
        <text:p text:style-name="P1"/>
        <text:p text:style-name="P1"><text:s/>and at the same time it would allow thermal activation of catalysts inside the discharge zone by the plasma.</text:p>
        <text:p text:style-name="P1"/>
        <text:p text:style-name="P8"/>
        <text:p text:style-name="P10">#24.5</text:p>
        <text:p text:style-name="P1">4.3.2. Synergetic effects</text:p>
        <text:p text:style-name="P1"/>
        <text:p text:style-name="P1">The resulting interactions when combining a plasma with a catalyst for plasma-based CO2 conversion often yield improved process results in terms of conversion,</text:p>
        <text:p text:style-name="P1"/>
        <text:p text:style-name="P1"><text:s/>selectivity,</text:p>
        <text:p text:style-name="P1"/>
        <text:p text:style-name="P1"><text:s/>yield and energy efficiency.</text:p>
        <text:p text:style-name="P1"/>
        <text:p text:style-name="P1"><text:s/>This surplus effect,</text:p>
        <text:p text:style-name="P1"/>
        <text:p text:style-name="P1"><text:s/>as shown in Fig.</text:p>
        <text:p text:style-name="P1"/>
        <text:p text:style-name="P1"><text:s/>17, is a complex phenomenon originating from the interplay between the various plasma–catalyst interactions and is often termed ‘synergy’,</text:p>
        <text:p text:style-name="P1"/>
        <text:p text:style-name="P1"><text:s/>when the combined effect is larger than the sum of the two separate effects.</text:p>
        <text:p text:style-name="P1"/>
        <text:p text:style-name="P1">102 Note that most research to date regarding this effect #%<text:span text:style-name="T2">has been performed for DBDs</text:span>.</text:p>
        <text:p text:style-name="P1"/>
        <text:p text:style-name="P1"><text:s/></text:p>
        <text:p text:style-name="P1"/>
        <text:p text:style-name="P1"><text:s/>The complex interactions can be subdivided into two categories: the effects of the plasma on the catalyst,</text:p>
        <text:p text:style-name="P1"/>
        <text:p text:style-name="P1"><text:s/>and vice versa,</text:p>
        <text:p text:style-name="P1"/>
        <text:p text:style-name="P1"><text:s/>the effects of the catalyst on the plasma.</text:p>
        <text:p text:style-name="P1"/>
        <text:p text:style-name="P1">102,107 Second,</text:p>
        <text:p text:style-name="P1"/>
        <text:p text:style-name="P1"><text:s/>it is important to distinguish between the two types of effects: physical and chemical effects.</text:p>
        <text:p text:style-name="P1"/>
        <text:p text:style-name="P1"><text:s/>While the physical effects are mainly responsible for gaining a better energy efficiency,</text:p>
        <text:p text:style-name="P1"/>
        <text:p text:style-name="P1"><text:s/>the chemical effects can lead to an improved selectivity towards the targeted products.</text:p>
        <text:p text:style-name="P1"/>
        <text:p text:style-name="P1"><text:s/>In the case of CO2 splitting,</text:p>
        <text:p text:style-name="P1"/>
        <text:p text:style-name="P1"><text:soft-page-break/><text:s/>mainly CO and O2 are formed,</text:p>
        <text:p text:style-name="P1"/>
        <text:p text:style-name="P1"><text:s/>so the primary added value of the catalyst is to increase the energy efficiency,</text:p>
        <text:p text:style-name="P1"/>
        <text:p text:style-name="P1"><text:s/>although the conversion can also be improved by chemical effects,</text:p>
        <text:p text:style-name="P1"/>
        <text:p text:style-name="P1"><text:s/>such as enhanced dissociative chemisorption due to the catalyst acid/basic sites.</text:p>
        <text:p text:style-name="P1"/>
        <text:p text:style-name="P1"><text:s/>When adding a co-reactant (e.</text:p>
        <text:p text:style-name="P1"/>
        <text:p text:style-name="P1">g. CH4, H2O, H2), the catalyst allows modifying the selectivity towards the targeted products.</text:p>
        <text:p text:style-name="P1"/>
        <text:p text:style-name="P8"/>
        <text:p text:style-name="P10">#24.6</text:p>
        <text:p text:style-name="P1"/>
        <text:p text:style-name="P1">An overview of the plasma–catalyst interactions is given in Fig.</text:p>
        <text:p text:style-name="P1"/>
        <text:p text:style-name="P1"><text:s/>18. When adding a catalyst,</text:p>
        <text:p text:style-name="P1"/>
        <text:p text:style-name="P1"><text:s/>the following effects on the plasma have been reported: (i) an enhancement of the electric field through the geometric distortion and surface roughness; (ii) the formation of micro-discharges inside the pores of the catalyst material,</text:p>
        <text:p text:style-name="P1"/>
        <text:p text:style-name="P1"><text:s/>due to the very strong electric field inside the pores,</text:p>
        <text:p text:style-name="P1"/>
        <text:p text:style-name="P1"><text:s/>leading to different characteristics compared to the bulk; (iii) a change in the discharge type,</text:p>
        <text:p text:style-name="P1"/>
        <text:p text:style-name="P1"><text:s/>because the presence of insulating surfaces promotes the development of surface discharges; (iv) the adsorption of species on the catalyst surface,</text:p>
        <text:p text:style-name="P1"/>
        <text:p text:style-name="P1"><text:s/>which affects their concentration and conversion due to longer retention times.</text:p>
        <text:p text:style-name="P1"/>
        <text:p text:style-name="P1"><text:s/>All the effects of the catalyst on the plasma can thus generally be considered as physical effects.</text:p>
        <text:p text:style-name="P1"/>
        <text:p text:style-name="P1"><text:s/>The reported effects of the plasma on the catalyst,</text:p>
        <text:p text:style-name="P1"/>
        <text:p text:style-name="P1"><text:s/>on the other hand,</text:p>
        <text:p text:style-name="P1"/>
        <text:p text:style-name="P1"><text:s/>are of both a physical and chemical nature.</text:p>
        <text:p text:style-name="P1"/>
        <text:p text:style-name="P1"><text:s/>They include: (i) changes in its physico-chemical properties,</text:p>
        <text:p text:style-name="P1"/>
        <text:p text:style-name="P1"><text:s/>such as a higher adsorption probability at the catalyst surface,</text:p>
        <text:p text:style-name="P1"/>
        <text:p text:style-name="P1"><text:s/>a higher catalyst surface area,</text:p>
        <text:p text:style-name="P1"/>
        <text:p text:style-name="P1"><text:s/>a changed catalyst oxidation state,</text:p>
        <text:p text:style-name="P1"/>
        <text:p text:style-name="P1"><text:s/>the reduction of metal oxide catalysts to their metallic form,</text:p>
        <text:p text:style-name="P1"/>
        <text:p text:style-name="P1"><text:s/>reduced coke formation on the surface <text:soft-page-break/>and a change in the catalyst work function; (ii) the formation of hot spots on the surface due to the formation of strong micro-discharges; (iii) catalyst activation by photon irradiation emitted by the excited plasma species (although this effect is probably of only minor importance due to the low photon fluxes); (iv) lowered activation barriers due to there being more reactive vibrationally excited plasma species and consequently a greater possibility for non-adiabatic barrier crossings; (v) changes in the reaction pathways due to the presence of a wide variety of (re)active species.</text:p>
        <text:p text:style-name="P1"/>
        <text:p text:style-name="P1"><text:s/></text:p>
      </text:section>
      <text:p text:style-name="P1"/>
      <text:p text:style-name="P8"/>
      <text:p text:style-name="P10">#24.7</text:p>
      <text:section text:style-name="Sect1" text:name="セクション24">
        <text:p text:style-name="P1">While the physical effects have been more extensively studied,</text:p>
        <text:p text:style-name="P1"/>
        <text:p text:style-name="P1"><text:s/>such as the plasma behaviour in packed-bed DBD reactors108 or inside catalyst pores,</text:p>
        <text:p text:style-name="P1"/>
        <text:p text:style-name="P1">109 the chemical effects are less understood,</text:p>
        <text:p text:style-name="P1"/>
        <text:p text:style-name="P1"><text:s/>mainly because they are often correlated with the physical effects.</text:p>
        <text:p text:style-name="P1"/>
        <text:p text:style-name="P1"><text:s/>Indeed,</text:p>
        <text:p text:style-name="P1"/>
        <text:p text:style-name="P1"><text:s/>in a DBD,</text:p>
        <text:p text:style-name="P1"/>
        <text:p text:style-name="P1"><text:s/>the catalyst is mostly introduced as a packed bed,</text:p>
        <text:p text:style-name="P1"/>
        <text:p text:style-name="P1"><text:s/>making it difficult to distinguish between the two effects.</text:p>
        <text:p text:style-name="P1"/>
        <text:p text:style-name="P1"><text:s/>Hence,</text:p>
        <text:p text:style-name="P1"/>
        <text:p text:style-name="P1"><text:s/>more systematic studies on both the physical and chemical effects of the catalyst material are highly needed.</text:p>
        <text:p text:style-name="P1"/>
        <text:p text:style-name="P1">102 Furthermore,</text:p>
        <text:p text:style-name="P1"/>
        <text:p text:style-name="P1"><text:s/>as summarized in Fig.</text:p>
        <text:p text:style-name="P1"/>
        <text:p text:style-name="P1"><text:s/>19, the plasma and catalyst both have an influence on the gas composition,</text:p>
        <text:p text:style-name="P1"/>
        <text:p text:style-name="P1"><text:s/>and at the same time the plasma influences the catalyst properties and vice versa,</text:p>
        <text:p text:style-name="P1"/>
        <text:p text:style-name="P1"><text:s/>as mentioned above.</text:p>
        <text:p text:style-name="P1"/>
        <text:p text:style-name="P1"><text:s/>Therefore,</text:p>
        <text:p text:style-name="P1"/>
        <text:p text:style-name="P1"><text:s/>both the gas composition and the plasma and catalyst properties continuously influence each other,</text:p>
        <text:p text:style-name="P1"/>
        <text:p text:style-name="P1"><text:s/>and at the same time are influenced by the plasma chemistry and surface chemistry.</text:p>
        <text:p text:style-name="P1"/>
        <text:p text:style-name="P1"><text:soft-page-break/><text:s/>Thus,</text:p>
        <text:p text:style-name="P1"/>
        <text:p text:style-name="P1"><text:s/>it is recommended to develop tailored catalysts for plasma-catalysis,</text:p>
        <text:p text:style-name="P1"/>
        <text:p text:style-name="P1"><text:s/>rather than simply relying on classical catalysts.</text:p>
        <text:p text:style-name="P1"/>
        <text:p text:style-name="P1"><text:s/>This is discussed further in Section 5. </text:p>
        <text:p text:style-name="P1"/>
        <text:p text:style-name="P1">Finally,</text:p>
        <text:p text:style-name="P1"/>
        <text:p text:style-name="P1"><text:s/>it is worth mentioning that besides CO2 conversion,</text:p>
        <text:p text:style-name="P1"/>
        <text:p text:style-name="P1"><text:s/>the combination of plasma with catalysts is also promising for nanomaterial synthesis,</text:p>
        <text:p text:style-name="P1"/>
        <text:p text:style-name="P1"><text:s/>such as for the growth of carbon nanotubes,</text:p>
        <text:p text:style-name="P1"/>
        <text:p text:style-name="P1"><text:s/>nanofibres,</text:p>
        <text:p text:style-name="P1"/>
        <text:p text:style-name="P1"><text:s/>and graphene.</text:p>
        <text:p text:style-name="P1"/>
        <text:p text:style-name="P1"><text:s/>To date,</text:p>
        <text:p text:style-name="P1"/>
        <text:p text:style-name="P1"><text:s/>research on this topic has been mainly focused on pure methane plasmas,</text:p>
        <text:p text:style-name="P1"/>
        <text:p text:style-name="P1"><text:s/>instead of CO2 plasmas.</text:p>
        <text:p text:style-name="P1"/>
        <text:p text:style-name="P1"><text:s/>This is,</text:p>
        <text:p text:style-name="P1"/>
        <text:p text:style-name="P1"><text:s/>however,</text:p>
        <text:p text:style-name="P1"/>
        <text:p text:style-name="P1"><text:s/>outside the scope of the present review,</text:p>
        <text:p text:style-name="P1"/>
        <text:p text:style-name="P1"><text:s/>but we refer to another recent review paper,</text:p>
        <text:p text:style-name="P1"/>
        <text:p text:style-name="P1"><text:s/>where these applications are discussed in detail.</text:p>
        <text:p text:style-name="P1"/>
        <text:p text:style-name="P1">102</text:p>
      </text:section>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text:soft-page-break/>/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7-11T17:59:06.26</dc:date>
    <dc:creator>iwabuchi ken</dc:creator>
    <meta:editing-duration>PT13H56M48S</meta:editing-duration>
    <meta:editing-cycles>137</meta:editing-cycles>
    <meta:generator>OpenOffice/4.1.3$Win32 OpenOffice.org_project/413m1$Build-9783</meta:generator>
    <meta:document-statistic meta:table-count="2" meta:image-count="0" meta:object-count="0" meta:page-count="88" meta:paragraph-count="2071" meta:word-count="17963" meta:character-count="115908"/>
  </office:meta>
</office:document-meta>
</file>